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2.629cm"/>
      <style:paragraph-properties style:writing-mode="lr-tb"/>
    </style:style>
    <style:style style:name="pr2" style:family="presentation" style:parent-style-name="Výchozí-subtitle">
      <style:graphic-properties draw:fill-color="#ffffff" fo:min-height="12.764cm"/>
      <style:paragraph-properties style:writing-mode="lr-tb"/>
    </style:style>
    <style:style style:name="pr3" style:family="presentation" style:parent-style-name="Výchozí-notes">
      <style:graphic-properties draw:fill-color="#ffffff" fo:min-height="13.364cm"/>
      <style:paragraph-properties style:writing-mode="lr-tb"/>
    </style:style>
    <style:style style:name="pr4" style:family="presentation" style:parent-style-name="Výchozí-outline1">
      <style:graphic-properties fo:min-height="8.884cm"/>
      <style:paragraph-properties style:writing-mode="lr-tb"/>
    </style:style>
    <style:style style:name="pr5" style:family="presentation" style:parent-style-name="Výchozí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Courier New" fo:font-size="28pt" fo:text-shadow="none" style:text-underline-style="dotte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font-name="Courier New" fo:font-size="28pt" style:font-size-asian="28pt" style:font-size-complex="28pt"/>
    </style:style>
    <style:style style:name="T4" style:family="text">
      <style:text-properties style:font-name="Courier New" fo:font-size="28pt" style:text-underline-style="dotte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5" style:family="text">
      <style:text-properties style:font-name="Courier New"/>
    </style:style>
    <style:style style:name="T6" style:family="text">
      <style:text-properties style:font-name="Liberation Sans1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DDOTAZY</text:p>
          </draw:text-box>
        </draw:frame>
        <draw:frame presentation:style-name="pr2" draw:text-style-name="P3" draw:layer="layout" svg:width="28cm" svg:height="12.764cm" svg:x="0cm" svg:y="3cm" presentation:class="subtitle" presentation:user-transformed="true">
          <draw:text-box>
            <text:list text:style-name="L1">
              <text:list-item>
                <text:p text:style-name="P2"><text:span text:style-name="T1">Příkazy SELECT lze vnořovat do sebe a vytvářet tak jejich hierarchii. Vnořené příkazy SELECT označujame jako poddotazy.</text:span></text:p>
              </text:list-item>
              <text:list-item>
                <text:p text:style-name="P2"><text:span text:style-name="T1">Příklad: Zobrazte čísla dodaných výrobků, kde je vyplněno datum dodání a dodané množství je vyšší, než 200:</text:span></text:p>
              </text:list-item>
              <text:list-item>
                <text:p text:style-name="P2"><text:span text:style-name="T1">1. krok: </text:span><text:span text:style-name="T2">SELECT * FROM dodavky WHERE NOT datum IS NULL</text:span></text:p>
              </text:list-item>
              <text:list-item>
                <text:p text:style-name="P2"><text:span text:style-name="T1">2. krok: </text:span><text:span text:style-name="T3">SELECT cislo_vyrobku FROM (</text:span><text:span text:style-name="T4">SELECT * FROM dodavky WHERE NOT datum IS NULL</text:span><text:span text:style-name="T3">) AS poddotaz WHERE mnozstvi&gt;20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ODDOTAZY</text:p>
          </draw:text-box>
        </draw:frame>
        <draw:frame presentation:style-name="pr4" draw:text-style-name="P1" draw:layer="layout" svg:width="25.199cm" svg:height="12.5cm" svg:x="1.4cm" svg:y="2.5cm" presentation:class="outline" presentation:user-transformed="true">
          <draw:text-box>
            <text:list text:style-name="L2">
              <text:list-item>
                <text:p>Vnořený příkaz SELECT se vždy zapisuje do závorky a většinou i označuje pomocí aliasu</text:p>
              </text:list-item>
              <text:list-item>
                <text:p>Vnoření příkazů SELECT do sebe může být několikanásobné.</text:p>
              </text:list-item>
              <text:list-item>
                <text:p>Zpracování probíhá „zdola nahoru“ tj. Nejprve se provede příkaz SELECT vnořený nejhlouběji.</text:p>
              </text:list-item>
              <text:list-item>
                <text:p>Typy poddotazů:</text:p>
                <text:list>
                  <text:list-item>
                    <text:p>Skalární (vrací jedinou hodnotu),</text:p>
                  </text:list-item>
                  <text:list-item>
                    <text:p>Sloupcový (vrací sloupec hodnot),</text:p>
                  </text:list-item>
                  <text:list-item>
                    <text:p>Tabulkový (vrací tabulku hodnot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ALÁRNÍ PODDOTAZ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omocná tabulka trzby:</text:p>
                <text:p><text:span text:style-name="T5">CREATE TABLE IF NOT EXISTS trzby ( id INT UNSIGNED AUTO_INCREMENT PRIMARY KEY, datum DATE NOT NULL, prodejce VARCHAR(255) NOT NULL, trzba INT NOT NULL);</text:span></text:p>
                <text:p><text:span text:style-name="T5">INSERT INTO trzby (datum, prodejce, trzba) VALUES ('2021-01-12','Karel',12400), ('2021-01-24','Karel',8700), ('2021-01-05','Josef',9800), ('2021-01-31','Josef',15400), ('2021-02-10','Karel',5600), ('2021-02-10','Josef',12780), ('2021-02-20','Karel',19870), ('2021-02-23','Josef',15400), ('2021-02-23','Jitka',12340), ('2021-02-10','Jitka',19870), ('2021-01-17','Jitka',9720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ALÁRNÍ PODDOTAZY</text:p>
          </draw:text-box>
        </draw:frame>
        <draw:frame presentation:style-name="pr4" draw:text-style-name="P1" draw:layer="layout" svg:width="25.199cm" svg:height="12.5cm" svg:x="1.4cm" svg:y="3cm" presentation:class="outline" presentation:user-transformed="true">
          <draw:text-box>
            <text:list text:style-name="L2">
              <text:list-item>
                <text:p>Příklad: napište dotaz, který zobrazí datum, jméno prodejce, tržbu a pro srovnání také průměrnou hodnotu tržby za celou tabulku:</text:p>
              </text:list-item>
              <text:list-item>
                <text:p><text:span text:style-name="T5">SELECT datum, prodejce, trzba, (SELECT AVG(trzba) FROM trzby) AS prumer FROM trzby</text:span></text:p>
              </text:list-item>
              <text:list-item>
                <text:p>Místo průměru použijte procentuální podíl jednotlivých tržeb na jejich celkovém součtu:</text:p>
                <text:p><text:span text:style-name="T5">SELECT datum, prodejce, trzba, trzba/(SELECT SUM(trzba) FROM trzby)*100 AS podil FROM trzby</text:span></text:p>
              </text:list-item>
              <text:list-item>
                <text:p><text:span text:style-name="T6">Pro jednotlivé prodejce:</text:span></text:p>
              </text:list-item>
              <text:list-item>
                <text:p><text:span text:style-name="T7">SELECT prodejce, SUM(trzba), SUM(trzba</text:span><text:span text:style-name="T5">)/(SELECT SUM(trzba) FROM trzby)*100 AS podil FROM trzby GROUP BY prodejce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KALÁRNÍ PODDOTAZ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oddotaz nemusí být v GROUP BY, vyrábáme tak agregační funkci:</text:p>
                <text:p><text:span text:style-name="T5">SELECT prodejce, SUM(trzba) AS soucet, (SELECT SUM(trzba) FROM trzby) AS celkem FROM trzby GROUP BY prodejce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5" draw:text-style-name="P1" draw:layer="layout" svg:width="26.099cm" svg:height="3.473cm" svg:x="1cm" svg:y="0.206cm" presentation:class="title" presentation:user-transformed="true">
          <draw:text-box>
            <text:p>SKALÁRNÍ PODDOTAZ V KLAUZULI WEHE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Zobrazení nadprůměrných tržeb:</text:p>
                <text:p><text:span text:style-name="T5">SELECT datum, prodejce, trzba FROM trzby WHERE trzba &gt; (SELECT AVG(trzba) FROM trzby);</text:span></text:p>
              </text:list-item>
              <text:list-item>
                <text:p>Zobrazení tržeb, které dosahují alespoň 10% celkového objemu tržeb:</text:p>
                <text:p><text:span text:style-name="T5">SELECT datum, prodejce, trzba FROM trzby WHERE trzba &gt;= (SELECT SUM(trzba) FROM trzby)*0.1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IN A MAX VE SKALÁRNÍM PODDOTAZU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 případě stejných maxim bychom potřebovali vypsat všechna. Takto to nelze:</text:p>
                <text:p><text:span text:style-name="T5">SELECT * FROM trzby ORDER BY trzba DESC LIMIT 1;</text:span></text:p>
              </text:list-item>
              <text:list-item>
                <text:p>Takto ano:</text:p>
                <text:p><text:span text:style-name="T5">SELECT * FROM trzby WHERE trzba = (SELECT MAX(trzba) FROM trzby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 text:style-name="P5">SKALÁRNÍ PODDOTAZ V KLAUZULI HAVING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Zobrazení součtů tržeb po dnech tam, kde je tržba větší, než celkový průměr tržeb:</text:p>
                <text:p><text:span text:style-name="T5">SELECT datum, SUM(trzba) AS soucet FROM trzby GROUP BY datum HAVING SUM(trzba) &gt; (SELECT AVG(trzba) FROM trzby;</text:span></text:p>
              </text:list-item>
              <text:list-item>
                <text:p>Zobrazení průměrných tržeb za únor, pokud jsou vyšší, než je průměr za leden:</text:p>
                <text:p><text:span text:style-name="T5">SELECT prodejce, AVG(trzba) AS prumer FROM trzby WHERE MONTH(datum) = 2 <text:s/>GROUP BY prodejce HAVING AVG(trzba) &gt; (SELECT AVG(trzba) FROM trzby WHERE MONTH(datum)=1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ÍLČÍ SOUHRN VZHLEDEM K HODNOTĚ VYBR. SLOUPCE</text:p>
          </draw:text-box>
        </draw:frame>
        <draw:frame presentation:style-name="pr4" draw:text-style-name="P1" draw:layer="layout" svg:width="25.199cm" svg:height="11.821cm" svg:x="1.4cm" svg:y="3.679cm" presentation:class="outline" presentation:user-transformed="true">
          <draw:text-box>
            <text:list text:style-name="L2">
              <text:list-item>
                <text:p>Zobrazte prodejce, datum, tržbu a pro každého prodejce součet jeho tržeb:</text:p>
                <text:p><text:span text:style-name="T5">SELECT prodejce, datum, trzba, (SELECT SUM(trzba) FROM trzby AS trzby1 WHERE trzby1.prodejce = trzby.prodejce) AS celkem </text:span></text:p>
                <text:p><text:span text:style-name="T5">FROM trzby</text:span></text:p>
              </text:list-item>
              <text:list-item>
                <text:p><text:span text:style-name="T5">Totéž s INNER JOIN:</text:span></text:p>
                <text:p><text:span text:style-name="T5">SELECT trzby.prodejce, trzby.datum, trzby.trzba, souhrn_trzeb.soucet</text:span></text:p>
                <text:p><text:span text:style-name="T5">FROM trzby</text:span></text:p>
                <text:p><text:span text:style-name="T5">INNER JOIN (SELECT prodejce, SUM(trzba) AS soucet FROM trzby GROUP BY prodejce) AS souhrn_trzeb ON trzby.prodejce=souhrn_trzeb.prodejce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DDOTAZ V OPERÁTORU I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mocná tabulka datumy:</text:p>
                <text:p><text:span text:style-name="T5">CREATE TABLE IF NOT EXISTS datumy (</text:span></text:p>
                <text:p><text:span text:style-name="T5"><text:s text:c="4"/></text:span><text:span text:style-name="T5">id INT UNSIGNED AUTO_INCREMENT PRIMARY KEY, </text:span></text:p>
                <text:p><text:span text:style-name="T5"><text:s text:c="4"/></text:span><text:span text:style-name="T5">datum DATE NOT NULL);</text:span></text:p>
                <text:p><text:span text:style-name="T5">INSERT INTO datumy (datum) VALUES ('2021-02-10'),('2021-02-20'),('2021-01-24'),('2021-02-20'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PODDOTAZ V OPERÁTORU IN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Z tabulky tržeb zobrazte řádky u kterých se datum nachází v tabulce datumy:</text:p>
                <text:list>
                  <text:list-item>
                    <text:p>Vnitřní spojení způsobí duplicitu:</text:p>
                    <text:p><text:span text:style-name="T5">SELECT trzby.datum, trzby.prodejce, trzby.trzba FROM trzby INNER JOIN datumy ON trzby.datum = datumy.datum;</text:span></text:p>
                  </text:list-item>
                  <text:list-item>
                    <text:p>Kromě použití DISTINCT ještě můžeme udělat:</text:p>
                    <text:p><text:span text:style-name="T5">SELECT trzby.datum, trzby.prodejce, trzby.trzba FROM trzby WHERE datum IN (SELECT datum FROM datumy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PODDOTAZ V OPERÁTORU IN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Zobrazte úhrnné prodeje pro jednotlivé prodejce a součty omezte na dny, zapsané v tabulce datumů:</text:p>
                <text:p><text:span text:style-name="T5">SELECT prodejce, SUM(trzba) AS celkem FROM trzby WHERE datum IN (SELECT datum FROM datumy) GROUP BY prodejce;</text:span></text:p>
              </text:list-item>
              <text:list-item>
                <text:p>Totéž s omezením na leden:</text:p>
                <text:p><text:span text:style-name="T5">SELECT prodejce, SUM(trzba) AS celkem FROM trzby WHERE datum IN (SELECT datum FROM datumy WHERE MONTH(datum) = 1) GROUP BY prodejce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PODDOTAZ IN JAKO VNĚJŠÍ SPOJENÍ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 text:style-name="P6">Z tabulky tržeb zobrazte řádky u kterých se datum nenachází v tabulce datumy:</text:p>
                <text:list>
                  <text:list-item>
                    <text:p>Pomocí LEFT OUTER JOIN:</text:p>
                    <text:p><text:span text:style-name="T5">SELECT trzby.datum, trzby.prodejce, trzby.trzba FROM trzby LEFT OUTER JOIN datumy ON trzby.datum = datumy.datum WHERE datumy.datum IS NULL;</text:span></text:p>
                  </text:list-item>
                  <text:list-item>
                    <text:p>Pomocí poddotazu:</text:p>
                    <text:p><text:span text:style-name="T5">SELECT trzby.datum, trzby.prodejce, trzby.trzba FROM trzby WHERE NOT datum IN (SELECT datum FROM datumy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PODDOTAZ V OPERÁTORU IN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Poddotazy jsou efektivní, pokud vnořený SELECT dává výrayně menší počet záznamů oproti v</text:p>
              </text:list-item>
              <text:list-item>
                <text:p>nější tabulce.</text:p>
              </text:list-item>
              <text:list-item>
                <text:p>Seskupování v operátoru IN – zobrazte z tabulky datumů ty, kde je v tabulce tržeb součet jednotlivých tržeb větší, než 10000Kč:</text:p>
                <text:p><text:span text:style-name="T5">SELECT datum FROM datumy WHERE datum IN(SELECT datum FROM trzby GROUP BY datum HAVING SUM(trzba)&gt;10000)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DDOTAZ V SEZNAMU ALL/ANY</text:p>
          </draw:text-box>
        </draw:frame>
        <draw:frame presentation:style-name="pr4" draw:text-style-name="P1" draw:layer="layout" svg:width="25.199cm" svg:height="11.915cm" svg:x="1.4cm" svg:y="3.585cm" presentation:class="outline" presentation:user-transformed="true">
          <draw:text-box>
            <text:list text:style-name="L2">
              <text:list-item>
                <text:p>Pomocná tabulka vydani</text:p>
                <text:list>
                  <text:list-header>
                    <text:p><text:span text:style-name="T5">CREATE TABLE IF NOT EXISTS vydani (</text:span></text:p>
                    <text:p><text:span text:style-name="T5"><text:s text:c="4"/></text:span><text:span text:style-name="T5">id INT UNSIGNED AUTO_INCREMENT PRIMARY KEY, </text:span></text:p>
                    <text:p><text:span text:style-name="T5"><text:s text:c="4"/></text:span><text:span text:style-name="T5">castka INT NOT NULL);</text:span></text:p>
                    <text:p><text:span text:style-name="T5">INSERT INTO vydani (castka) VALUES (5000),(10000),(20000);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5">PODDOTAZ V SEZNAMU ALL/ANY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IN – hodnota ve sloupci se musí rovnat alespoň jedné hodnotě v seznamu</text:p>
              </text:list-item>
              <text:list-item>
                <text:p>ALL – hodnota ve sloupci musí být větší/menší, než všechny hodnoty v seznamu:</text:p>
                <text:list>
                  <text:list-header>
                    <text:p><text:span text:style-name="T5">SELECT castka FROM vydani WHERE castka &gt; ALL(SELECT trzba FROM trzby);</text:span></text:p>
                  </text:list-header>
                </text:list>
              </text:list-item>
              <text:list-item>
                <text:p text:style-name="P6"><text:span text:style-name="T8">ANY(SOME) - <text:s/></text:span>hodnota ve sloupci musí být větší/menší, než alespoň jedna hodnota v seznamu:</text:p>
                <text:list>
                  <text:list-header>
                    <text:p><text:span text:style-name="T5">SELECT castka FROM vydani WHERE castka &gt; ANY(SELECT trzba FROM trzby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PODDOTAZ V SEZNAMU ALL/ANY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">Výběr hodnot, které leží uprostřed intervalu, definovaného nejmenší a největší hodnotou v seznamu:</text:p>
                <text:list>
                  <text:list-header>
                    <text:p text:style-name="P1"><text:span text:style-name="T5">SELECT * FROM vydani WHERE castka &gt;ANY(SELECT trzba FROM trzby) AND castka &lt;ANY(SELECT trzba FROM trzby);</text:span></text:p>
                  </text:list-header>
                </text:list>
              </text:list-item>
              <text:list-item>
                <text:p text:style-name="P1">Zobrazení řádků z tabulky tržeb pro Jitku, u kterých je tržba větší, než alespoň jedna tržba ostatních prodejců:</text:p>
                <text:list>
                  <text:list-header>
                    <text:p text:style-name="P1"><text:span text:style-name="T5">SELECT datum, prodejce, trzba FROM trzby WHERE prodejce = 'Jitka' AND trzba &gt; ANY(SELECT trzba FROM trzby WHERE prodejce &lt;&gt; 'Jitka'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PODDOTAZ V SEZNAMU ALL/ANY</text:p>
          </draw:text-box>
        </draw:frame>
        <draw:frame presentation:style-name="pr4" draw:text-style-name="P1" draw:layer="layout" svg:width="25.599cm" svg:height="12cm" svg:x="1cm" svg:y="3cm" presentation:class="outline" presentation:user-transformed="true">
          <draw:text-box>
            <text:list text:style-name="L2">
              <text:list-item>
                <text:p>Zobrazení řádků pro Karla, pro které platí, že tržba je větší, než alespoň jedna průměrná tržba u ostatních prodejců:</text:p>
                <text:list>
                  <text:list-header>
                    <text:p><text:span text:style-name="T5">SELECT datum, prodejce, trzba FROM trzby WHERE prodejce = 'Karel' AND trzba &gt; ANY(SELECT AVG(trzba) FROM trzby WHERE prodejce &lt;&gt; 'Karel' GROUP BY prodejce);</text:span></text:p>
                  </text:list-header>
                </text:list>
              </text:list-item>
              <text:list-item>
                <text:p>Pokud by to mělo být větší, než průměrná tržba u všech ostatních prodejců, místo ANY dáme AL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ABULKOVÉ PODDOTAZY</text:p>
          </draw:text-box>
        </draw:frame>
        <draw:frame presentation:style-name="pr4" draw:text-style-name="P1" draw:layer="layout" svg:width="27.5cm" svg:height="12.75cm" svg:x="0.5cm" svg:y="3cm" presentation:class="outline" presentation:user-transformed="true">
          <draw:text-box>
            <text:list text:style-name="L2">
              <text:list-item>
                <text:p>Tabulkové poddotazy reprezentují další tabulku. Ta se dá běžným způsobem (výběr dat spojení) dále používat.</text:p>
              </text:list-item>
              <text:list-item>
                <text:p><text:s/>Pomocná tabulka:</text:p>
                <text:p><text:span text:style-name="T5">CREATE TABLE IF NOT EXISTS akce2 (</text:span></text:p>
                <text:p><text:span text:style-name="T5"><text:s text:c="4"/></text:span><text:span text:style-name="T5">cislo INT UNSIGNED NOT NULL,</text:span></text:p>
                <text:p><text:span text:style-name="T5"><text:s text:c="4"/></text:span><text:span text:style-name="T5">obec VARCHAR(50) NOT NULL,</text:span></text:p>
                <text:p><text:span text:style-name="T5"><text:s text:c="4"/></text:span><text:span text:style-name="T5">dokonceno DATE NOT NULL);</text:span></text:p>
                <text:p><text:span text:style-name="T5">INSERT INTO akce2 VALUES (108, 'Praha', '2021-05-12'),(141, 'Praha', '2021-12-03'),(256, 'Brno','2021-10-14'),(281, 'Brno', '2021-02-18');</text:span>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ABULKOVÉ PODDOTAZY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Zobrazení naposledy provedené akce každé obce:</text:p>
                <text:list>
                  <text:list-item>
                    <text:p><text:span text:style-name="T5">SELECT akce2.obec, akce2.cislo, akce2.dokonceno FROM akce2 INNER JOIN (SELECT obec, MAX(dokonceno) AS datum FROM akce2 GROUP BY obec) AS vyber ON akce2.obec=vyber.obec AND akce2.dokonceno=vyber.datum;</text:span></text:p>
                  </text:list-item>
                </text:list>
              </text:list-item>
              <text:list-item>
                <text:p>Zobrazení výrobků s nejvyšší cenou každé skupiny. Poddotaz vybere z tabulky výrobků nejvyšší cenu pro každou skupinu a tento výběr se spojí s tabulkou skupin a tabulkou výrobků:</text:p>
                <text:list>
                  <text:list-item>
                    <text:p><text:span text:style-name="T5">SELECT skupiny.nazev, vyrobky.nazev, vyber.maximum FROM skupiny INNER JOIN vyrobky ON skupiny.cislo = vyrobky.skupina INNER JOIN (SELECT skupina, MAX(cena) AS maximum FROM vyrobky GROUP BY skupina) AS vyber ON vyrobky.skupina = vyber.skupina AND vyrobky.cena = vyber.maximum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ABULKOVÉ PODDOTAZY</text:p>
          </draw:text-box>
        </draw:frame>
        <draw:frame presentation:style-name="pr4" draw:text-style-name="P1" draw:layer="layout" svg:width="28cm" svg:height="12.5cm" svg:x="0cm" svg:y="3cm" presentation:class="outline" presentation:user-transformed="true">
          <draw:text-box>
            <text:list text:style-name="L2">
              <text:list-item>
                <text:p>Zobrazení součtů dodávek jednotlivých výrobků, kde dodané množství je NULL:</text:p>
                <text:list>
                  <text:list-item>
                    <text:p><text:span text:style-name="T5">SELECT vyrobky.nazev, IFNULL(podvyber.pocet, 0) AS pocet FROM vyrobky LEFT OUTER JOIN (SELECT polozky.cislo_vyrobku, COUNT(*) AS pocet FROM polozky WHERE polozky.mnozstvi IS NULL GROUP BY cislo_vyrobku) AS podvyber ON vyrobky.cislo=podvyber.cislo_vyrobku;</text:span></text:p>
                  </text:list-item>
                </text:list>
              </text:list-item>
              <text:list-item>
                <text:p text:style-name="P6">Zobrazení dvou řádků z tabulky výrobků s nejvyšší cenou u výrobků ze skladu č. 1 a stejně tak u výrobků ze skladu č. 2:</text:p>
                <text:list>
                  <text:list-item>
                    <text:p><text:span text:style-name="T5">SELECT * FROM (SELECT * FROM vyrobky WHERE sklad = 1 LIMIT 2) AS sklad1 UNION SELECT * FROM (SELECT * FROM vyrobky WHERE sklad = 2 LIMIT 2) AS sklad2 ORDER BY cena DES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PERÁTOR EXISTS</text:p>
          </draw:text-box>
        </draw:frame>
        <draw:frame presentation:style-name="pr4" draw:text-style-name="P1" draw:layer="layout" svg:width="28cm" svg:height="12.5cm" svg:x="0cm" svg:y="3cm" presentation:class="outline" presentation:user-transformed="true">
          <draw:text-box>
            <text:list text:style-name="L2">
              <text:list-item>
                <text:p>Operátor EXISTS testuje, zdali se v jedné tabulce vyskytují řádky, které hodnotami v některém sloupci odpovídají řádkům v druhé tabulce. Obecná syntaxe:</text:p>
                <text:list>
                  <text:list-header>
                    <text:p><text:span text:style-name="T5">SELECT &lt;seznam_polí&gt; FROM Tabulka1 WHERE EXISTS (SELECT &lt;seznam_polí&gt; FROM Tabulka 2 WHERE &lt;spojovací_podmínka&gt;).</text:span></text:p>
                  </text:list-header>
                </text:list>
              </text:list-item>
              <text:list-item>
                <text:p>Zobrazení názvů výrobků, jejichž čísla se vyskytují v tabulce dodávek:</text:p>
                <text:list>
                  <text:list-header>
                    <text:p><text:span text:style-name="T5">SELECT vyrobky.nazev FROM vyrobky WHERE EXISTS (SELECT * FROM dodavky WHERE dodavky.cislo_vyrobku = vyrobky.cislo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OPERÁTOR EXISTS</text:p>
          </draw:text-box>
        </draw:frame>
        <draw:frame presentation:style-name="pr4" draw:text-style-name="P1" draw:layer="layout" svg:width="25.199cm" svg:height="12cm" svg:x="1.4cm" svg:y="3.5cm" presentation:class="outline" presentation:user-transformed="true">
          <draw:text-box>
            <text:list text:style-name="L2">
              <text:list-item>
                <text:p text:style-name="P6">Zobrazení názvů výrobků, jejichž čísla se vyskytují v tabulce dodávek a současně alespoň jedno jejich prodané množství bylo přes 200ks:</text:p>
                <text:list>
                  <text:list-header>
                    <text:p><text:span text:style-name="T5">SELECT vyrobky.nazev FROM vyrobky WHERE EXISTS (SELECT * FROM dodavky WHERE dodavky.cislo_vyrobku = vyrobky.cislo AND dodavky.mnozstvi&gt;200);</text:span></text:p>
                  </text:list-header>
                </text:list>
              </text:list-item>
              <text:list-item>
                <text:p>Operátor EXISTS lze zpravidla nahradit jinými prostředky SQL. Jeho nevýhoda je v nízké efektivitě. Vnitřní příkaz SELECT se musí opakovaně vyhodnocovat pro každý řádek z první tabulk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draw:frame presentation:style-name="pr4" draw:text-style-name="P1" draw:layer="layout" svg:width="27.5cm" svg:height="15cm" svg:x="0.5cm" svg:y="0.5cm" presentation:class="outline" presentation:user-transformed="true">
          <draw:text-box>
            <text:list text:style-name="L3">
              <text:list-item>
                <text:p>Z tabulky obratů zobrazte číslo protiúčtu (sloupec „ucet“), datum, velikost obratu a podíl jednotlivých obratů na jejich celkovém součtu v procentech.</text:p>
              </text:list-item>
              <text:list-item>
                <text:p>Z tabulky obratů zobrazte řádky, ve kterých jsou obraty nadprůměrné.</text:p>
              </text:list-item>
              <text:list-item>
                <text:p>Z tabulky položek zobrazte číslo faktury pro nejmenší fakturovanou částku. Dotaz sestavte tak, aby fungoval správně i v případě, že nejmenších fakturovaných částek bude v tabulce několik.</text:p>
              </text:list-item>
              <text:list-item>
                <text:p>Z tabulky obratů zobrazte procentuální podíl součtu obratů pro jednotlivé variabilní symboly na celkovém objemu obratů.</text:p>
              </text:list-item>
              <text:list-item>
                <text:p>Z tabulky obratů zobrazte číslo protiúčtu a velikost obratu pro záznamy z banky 0800. Výběr omezte na řádky, kde obrat tvoří alespoň 80% průměru obratů, odpovídajících jiným banká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draw:frame presentation:style-name="pr4" draw:text-style-name="P1" draw:layer="layout" svg:width="28cm" svg:height="15cm" svg:x="0cm" svg:y="0.5cm" presentation:class="outline" presentation:user-transformed="true">
          <draw:text-box>
            <text:list text:style-name="L3">
              <text:list-item>
                <text:p>Z tabulky obratů zobrazte průměrné obraty pro jednotlivé variabilní symboly. Výběr omezte na řádky, u kterých je vypočítaný průměr nižší, než celkový průměr obratů.</text:p>
              </text:list-item>
              <text:list-item>
                <text:p>Z tabulek výrobků a položek zobrazte název výrobku, dodané množství a průměrné dodané množství pro jednotlivé výrobky.</text:p>
              </text:list-item>
              <text:list-item>
                <text:p>Zobrazte názvy skupin výrobků, u kterých se prodalo podprůměrné množství.</text:p>
              </text:list-item>
              <text:list-item>
                <text:p>Z tabulky obratů zobrazte řádky, kde je datum zapsáno v tabulce obraty2.</text:p>
              </text:list-item>
              <text:list-item>
                <text:p>Zobrazte čísla faktur, které zahrnují prodej jednoho, nebo více výrobků ze skupiny „Nápoje“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draw:frame presentation:style-name="pr4" draw:text-style-name="P1" draw:layer="layout" svg:width="28cm" svg:height="15cm" svg:x="0cm" svg:y="0.5cm" presentation:class="outline" presentation:user-transformed="true">
          <draw:text-box>
            <text:list text:style-name="L3">
              <text:list-item>
                <text:p>Zobrazte jméno zákazníka, číslo faktury, datum vystavení a částku pro neproplacené faktury u zákazníků banky 0800.</text:p>
              </text:list-item>
              <text:list-item>
                <text:p>Z tabulky obraty zobrazte čísla účtů, pro které je nejvyšší obrat v tabulce obraty2 větší, než 10000Kč.</text:p>
              </text:list-item>
              <text:list-item>
                <text:p>Z tabulky obraty zobrazte řádky, u kterých je výše obratu vyšší, než kterýkoliv obrat v tabulce obraty4.</text:p>
              </text:list-item>
              <text:list-item>
                <text:p>Z tabulky obraty3 zobrazte řádky, u kterých je výše obratu vyšší, než alespoň jeden obrat v tabulce obraty.</text:p>
              </text:list-item>
              <text:list-item>
                <text:p>Z tabulky faktur zobrazte číslo faktury a částku pro nezaplacené faktury, u kterých je částka větší, než kterákoliv částka u faktur zaplacený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draw:frame presentation:style-name="pr4" draw:text-style-name="P1" draw:layer="layout" svg:width="28cm" svg:height="15.75cm" svg:x="0cm" svg:y="0cm" presentation:class="outline" presentation:user-transformed="true">
          <draw:text-box>
            <text:list text:style-name="L3">
              <text:list-item>
                <text:p>U jednotlivých zákazníků zobrazte jeho jméno, číslo a datum vystavení naposledy vystavené faktury. Výsledek seřaďte abecedně podle jména zákazníků.</text:p>
              </text:list-item>
              <text:list-item>
                <text:p>Zobrazte jména všech zákazníků a u nich počet neproplacených faktur.</text:p>
              </text:list-item>
              <text:list-item>
                <text:p>Z tabulky obratů zobrazte čísla protiúčtů a pro jednotlivá čísla souhrn obratů za únor a březen a jejich rozdíl. Dotaz vytvořte tak, aby byla v měsíci únoru zobrazena všechna čísla protiúčtů.</text:p>
              </text:list-item>
              <text:list-item>
                <text:p>Z tabulky předpisů zobrazte variabilní symboly, u kterých byla provedena platba (VS je v tab. Plateb) a předepsaná částka je stejná, jako částka zaplacená. Použijte operátor EXISTS.</text:p>
              </text:list-item>
              <text:list-item>
                <text:p>Pomocí operátoru EXISTS zobrazte z tabulky předpisů variabilní symboly, pro které není k dispozici záznam o platbě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31T13:10:46.861000000</meta:creation-date>
    <dc:date>2022-03-01T15:04:28.539000000</dc:date>
    <meta:editing-duration>P28DT9H21M54S</meta:editing-duration>
    <meta:editing-cycles>67</meta:editing-cycles>
    <meta:generator>LibreOffice/7.1.5.2$Windows_X86_64 LibreOffice_project/85f04e9f809797b8199d13c421bd8a2b025d52b5</meta:generator>
    <meta:document-statistic meta:object-count="129"/>
  </office:meta>
</office:document-meta>
</file>